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34e5" officeooo:paragraph-rsid="001134e5"/>
    </style:style>
    <style:style style:name="P2" style:family="paragraph" style:parent-style-name="Standard">
      <style:text-properties officeooo:rsid="001134e5" officeooo:paragraph-rsid="00170fd5"/>
    </style:style>
    <style:style style:name="P3" style:family="paragraph" style:parent-style-name="Standard">
      <style:text-properties officeooo:rsid="001289bb" officeooo:paragraph-rsid="001289bb"/>
    </style:style>
    <style:style style:name="T1" style:family="text">
      <style:text-properties officeooo:rsid="001289bb"/>
    </style:style>
    <style:style style:name="T2" style:family="text">
      <style:text-properties officeooo:rsid="001367ab"/>
    </style:style>
    <style:style style:name="T3" style:family="text">
      <style:text-properties officeooo:rsid="00142799"/>
    </style:style>
    <style:style style:name="T4" style:family="text">
      <style:text-properties officeooo:rsid="001676cc"/>
    </style:style>
    <style:style style:name="T5" style:family="text">
      <style:text-properties officeooo:rsid="0018a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active 3D Graphics Project <text:span text:style-name="T4">2</text:span></text:p>
      <text:p text:style-name="P2">Claudio Desideri 110059</text:p>
      <text:p text:style-name="P2">Luca Foschiani 109623</text:p>
      <text:p text:style-name="P1"/>
      <text:p text:style-name="P1"><text:span text:style-name="T1">The additional capabilities that we have implemented for this part of project are:</text:span></text:p>
      <text:p text:style-name="P3">-the possibility to switch the material of the graphs (phong/metals) implemented through the menu on the web page;</text:p>
      <text:p text:style-name="P3">-the possibility to enable/disable shadows in each graph (except for the pie chart) <text:span text:style-name="T5">through the same <text:s text:c="8"/>menu</text:span>;</text:p>
      <text:p text:style-name="P3">-<text:span text:style-name="T2">we implemented the metal charts using Cook-Torrance shader. The types of metal work in a similar manner to the phong colors: there are three types of metal that are procedurally selected when the graph's dimension is chosen;</text:span></text:p>
      <text:p text:style-name="P3">-<text:span text:style-name="T3">the labels were already implemented so we just had to change the color of some of them when the metal charts are selected;</text:span></text:p>
      <text:p text:style-name="P3"/>
      <text:p text:style-name="P3"/>
      <text:p text:style-name="P3"/>
      <text:p text:style-name="P1">We wrote the code taking advangate of mercurial as DCVS. Link with all changes is here: </text:p>
      <text:p text:style-name="P1">https://code.google.com/p/int3dp1/source/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1:22:20.559825093</meta:creation-date>
    <dc:date>2014-06-09T11:37:27.820002938</dc:date>
    <meta:editing-duration>PT6M44S</meta:editing-duration>
    <meta:editing-cycles>14</meta:editing-cycles>
    <meta:generator>LibreOffice/4.2.3.3$Linux_X86_64 LibreOffice_project/420m0$Build-3</meta:generator>
    <meta:document-statistic meta:table-count="0" meta:image-count="0" meta:object-count="0" meta:page-count="1" meta:paragraph-count="10" meta:word-count="136" meta:character-count="868" meta:non-whitespace-character-count="733"/>
  </office:meta>
</office:document-meta>
</file>